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venir Book" svg:font-family="'Avenir Boo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ome" svg:font-family="Biome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9a31" officeooo:paragraph-rsid="001c9a31"/>
    </style:style>
    <style:style style:name="P2" style:family="paragraph" style:parent-style-name="Standard">
      <style:text-properties fo:font-style="normal" fo:font-weight="normal" officeooo:rsid="001eada7" officeooo:paragraph-rsid="001eada7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paragraph-rsid="0045f855"/>
    </style:style>
    <style:style style:name="P4" style:family="paragraph" style:parent-style-name="Standard">
      <style:text-properties officeooo:rsid="0046462b" officeooo:paragraph-rsid="0046462b"/>
    </style:style>
    <style:style style:name="P5" style:family="paragraph" style:parent-style-name="Standard">
      <style:text-properties officeooo:rsid="0046462b" officeooo:paragraph-rsid="004da142"/>
    </style:style>
    <style:style style:name="P6" style:family="paragraph" style:parent-style-name="Standard">
      <style:text-properties officeooo:paragraph-rsid="0046462b"/>
    </style:style>
    <style:style style:name="P7" style:family="paragraph" style:parent-style-name="Standard">
      <style:text-properties officeooo:paragraph-rsid="004da142"/>
    </style:style>
    <style:style style:name="P8" style:family="paragraph" style:parent-style-name="Standard">
      <style:text-properties fo:font-size="12pt" officeooo:paragraph-rsid="0045f855" style:font-size-asian="12pt" style:font-size-complex="12pt"/>
    </style:style>
    <style:style style:name="P9" style:family="paragraph" style:parent-style-name="Standard">
      <style:text-properties fo:font-size="12pt" officeooo:paragraph-rsid="008a6861" style:font-size-asian="12pt" style:font-size-complex="12pt"/>
    </style:style>
    <style:style style:name="P10" style:family="paragraph" style:parent-style-name="Standard">
      <style:text-properties officeooo:paragraph-rsid="004e7d5a"/>
    </style:style>
    <style:style style:name="P11" style:family="paragraph" style:parent-style-name="Standard">
      <style:text-properties style:font-name="Avenir Book" officeooo:paragraph-rsid="0046462b" style:font-name-complex="Biome"/>
    </style:style>
    <style:style style:name="P12" style:family="paragraph" style:parent-style-name="Standard">
      <style:text-properties officeooo:paragraph-rsid="0053f2e6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14" style:family="paragraph" style:parent-style-name="Normal_20__28_Web_29_">
      <style:text-properties fo:font-size="12pt" officeooo:paragraph-rsid="0045f855" style:font-size-asian="12pt" style:font-size-complex="12pt"/>
    </style:style>
    <style:style style:name="P15" style:family="paragraph" style:parent-style-name="Normal_20__28_Web_29_">
      <style:text-properties fo:font-size="12pt" officeooo:paragraph-rsid="0046462b" style:font-size-asian="12pt" style:font-size-complex="12pt"/>
    </style:style>
    <style:style style:name="P16" style:family="paragraph" style:parent-style-name="Normal_20__28_Web_29_">
      <style:text-properties fo:font-size="12pt" officeooo:paragraph-rsid="00545897" style:font-size-asian="12pt" style:font-size-complex="12pt"/>
    </style:style>
    <style:style style:name="P17" style:family="paragraph" style:parent-style-name="Normal_20__28_Web_29_">
      <style:text-properties fo:color="#c00000" style:font-name="Avenir Book" fo:font-size="12pt" fo:font-weight="bold" officeooo:rsid="0046462b" officeooo:paragraph-rsid="00545897" style:font-size-asian="12pt" style:font-weight-asian="bold" style:font-name-complex="Biome" style:font-size-complex="12pt" style:font-weight-complex="bold"/>
    </style:style>
    <style:style style:name="P18" style:family="paragraph">
      <loext:graphic-properties draw:fill-color="#ffffff"/>
    </style:style>
    <style:style style:name="P19" style:family="paragraph">
      <style:paragraph-properties fo:text-align="center"/>
    </style:style>
    <style:style style:name="T1" style:family="text">
      <style:text-properties officeooo:rsid="001c9a31"/>
    </style:style>
    <style:style style:name="T2" style:family="text">
      <style:text-properties officeooo:rsid="00224aba"/>
    </style:style>
    <style:style style:name="T3" style:family="text">
      <style:text-properties officeooo:rsid="0028b0ce"/>
    </style:style>
    <style:style style:name="T4" style:family="text">
      <style:text-properties officeooo:rsid="002e49d1"/>
    </style:style>
    <style:style style:name="T5" style:family="text">
      <style:text-properties officeooo:rsid="003a731d"/>
    </style:style>
    <style:style style:name="T6" style:family="text">
      <style:text-properties style:font-name="Avenir Book" fo:font-weight="bold" style:font-weight-asian="bold" style:font-name-complex="Biome" style:font-weight-complex="bold"/>
    </style:style>
    <style:style style:name="T7" style:family="text">
      <style:text-properties style:font-name="Avenir Book" fo:font-weight="bold" officeooo:rsid="004e7d5a" style:font-weight-asian="bold" style:font-name-complex="Biome" style:font-weight-complex="bold"/>
    </style:style>
    <style:style style:name="T8" style:family="text">
      <style:text-properties style:font-name="Avenir Book" style:font-name-complex="Biome"/>
    </style:style>
    <style:style style:name="T9" style:family="text">
      <style:text-properties style:font-name="Avenir Book" officeooo:rsid="004e7d5a" style:font-name-complex="Biome"/>
    </style:style>
    <style:style style:name="T10" style:family="text">
      <style:text-properties fo:color="#c00000" style:font-name="Avenir Book" fo:font-weight="bold" style:font-weight-asian="bold" style:font-name-complex="Biome" style:font-weight-complex="bold"/>
    </style:style>
    <style:style style:name="T11" style:family="text">
      <style:text-properties fo:color="#c00000" style:font-name="Avenir Book" fo:font-weight="bold" officeooo:rsid="0045f855" style:font-weight-asian="bold" style:font-name-complex="Biome" style:font-weight-complex="bold"/>
    </style:style>
    <style:style style:name="T12" style:family="text">
      <style:text-properties fo:color="#c00000" style:font-name="Avenir Book" fo:font-weight="bold" officeooo:rsid="0046462b" style:font-weight-asian="bold" style:font-name-complex="Biome" style:font-weight-complex="bold"/>
    </style:style>
    <style:style style:name="T13" style:family="text">
      <style:text-properties fo:color="#c00000" style:font-name="Avenir Book" fo:font-weight="bold" officeooo:rsid="00545897" style:font-weight-asian="bold" style:font-name-complex="Biome" style:font-weight-complex="bold"/>
    </style:style>
    <style:style style:name="T14" style:family="text">
      <style:text-properties fo:color="#c00000" style:font-name="Avenir Book" fo:font-weight="bold" officeooo:rsid="0059b7f7" style:font-weight-asian="bold" style:font-name-complex="Biome" style:font-weight-complex="bold"/>
    </style:style>
    <style:style style:name="T15" style:family="text">
      <style:text-properties fo:color="#c00000" style:font-name="Avenir Book" fo:font-weight="bold" officeooo:rsid="0067583b" style:font-weight-asian="bold" style:font-name-complex="Biome" style:font-weight-complex="bold"/>
    </style:style>
    <style:style style:name="T16" style:family="text">
      <style:text-properties fo:color="#0070c0" style:font-name="Avenir Book" style:font-name-complex="Biome"/>
    </style:style>
    <style:style style:name="T17" style:family="text">
      <style:text-properties fo:color="#0070c0" style:font-name="Avenir Book" fo:font-weight="bold" style:font-weight-asian="bold" style:font-name-complex="Biome" style:font-weight-complex="bold"/>
    </style:style>
    <style:style style:name="T18" style:family="text">
      <style:text-properties fo:color="#0070c0" style:font-name="Avenir Book" fo:font-weight="bold" officeooo:rsid="0053f2e6" style:font-weight-asian="bold" style:font-name-complex="Biome" style:font-weight-complex="bold"/>
    </style:style>
    <style:style style:name="T19" style:family="text">
      <style:text-properties fo:color="#0070c0" style:font-name="Avenir Book" fo:font-weight="bold" officeooo:rsid="0067583b" style:font-weight-asian="bold" style:font-name-complex="Biome" style:font-weight-complex="bold"/>
    </style:style>
    <style:style style:name="T20" style:family="text">
      <style:text-properties fo:color="#0070c0" style:font-name="Avenir Book" fo:font-weight="bold" officeooo:rsid="006ab0f9" style:font-weight-asian="bold" style:font-name-complex="Biome" style:font-weight-complex="bold"/>
    </style:style>
    <style:style style:name="T21" style:family="text">
      <style:text-properties fo:color="#0070c0" style:font-name="Avenir Book" fo:font-weight="bold" officeooo:rsid="00710859" style:font-weight-asian="bold" style:font-name-complex="Biome" style:font-weight-complex="bold"/>
    </style:style>
    <style:style style:name="T22" style:family="text">
      <style:text-properties fo:color="#0070c0" style:font-name="Avenir Book" fo:font-weight="bold" officeooo:rsid="007140c0" style:font-weight-asian="bold" style:font-name-complex="Biome" style:font-weight-complex="bold"/>
    </style:style>
    <style:style style:name="T23" style:family="text">
      <style:text-properties fo:color="#0070c0" style:font-name="Avenir Book" fo:font-weight="bold" officeooo:rsid="0073d2e9" style:font-weight-asian="bold" style:font-name-complex="Biome" style:font-weight-complex="bold"/>
    </style:style>
    <style:style style:name="T24" style:family="text">
      <style:text-properties fo:color="#0070c0" style:font-name="Avenir Book" fo:font-weight="bold" officeooo:rsid="008a6861" style:font-weight-asian="bold" style:font-name-complex="Biome" style:font-weight-complex="bold"/>
    </style:style>
    <style:style style:name="T25" style:family="text">
      <style:text-properties fo:color="#0070c0" style:font-name="Avenir Book" style:text-underline-style="solid" style:text-underline-width="auto" style:text-underline-color="font-color" style:font-name-complex="Biome"/>
    </style:style>
    <style:style style:name="T26" style:family="text">
      <style:text-properties fo:color="#0070c0" style:font-name="Avenir Book" fo:font-size="12pt" style:text-underline-style="solid" style:text-underline-width="auto" style:text-underline-color="font-color" style:font-size-asian="12pt" style:font-name-complex="Biome" style:font-size-complex="12pt"/>
    </style:style>
    <style:style style:name="T27" style:family="text">
      <style:text-properties fo:color="#0070c0" style:font-name="Avenir Book" fo:font-size="12pt" style:font-size-asian="12pt" style:font-name-complex="Biome" style:font-size-complex="12pt"/>
    </style:style>
    <style:style style:name="T28" style:family="text">
      <style:text-properties fo:color="#0070c0" style:font-name="Avenir Book" fo:font-size="12pt" fo:font-weight="bold" style:font-size-asian="12pt" style:font-weight-asian="bold" style:font-name-complex="Biome" style:font-size-complex="12pt" style:font-weight-complex="bold"/>
    </style:style>
    <style:style style:name="T29" style:family="text">
      <style:text-properties fo:color="#0070c0" style:font-name="Avenir Book" fo:font-size="12pt" fo:font-weight="bold" officeooo:rsid="00710859" style:font-size-asian="12pt" style:font-weight-asian="bold" style:font-name-complex="Biome" style:font-size-complex="12pt" style:font-weight-complex="bold"/>
    </style:style>
    <style:style style:name="T30" style:family="text">
      <style:text-properties fo:color="#0070c0" style:font-name="Avenir Book" fo:font-size="12pt" fo:font-weight="bold" officeooo:rsid="0053f2e6" style:font-size-asian="12pt" style:font-weight-asian="bold" style:font-name-complex="Biome" style:font-size-complex="12pt" style:font-weight-complex="bold"/>
    </style:style>
    <style:style style:name="T31" style:family="text">
      <style:text-properties fo:color="#0070c0" style:font-name="Avenir Book" fo:font-size="12pt" fo:font-weight="bold" officeooo:rsid="006fbfd6" style:font-size-asian="12pt" style:font-weight-asian="bold" style:font-name-complex="Biome" style:font-size-complex="12pt" style:font-weight-complex="bold"/>
    </style:style>
    <style:style style:name="T32" style:family="text">
      <style:text-properties fo:color="#0070c0" style:font-name="Avenir Book" fo:font-size="12pt" fo:font-weight="bold" officeooo:rsid="006e0413" style:font-size-asian="12pt" style:font-weight-asian="bold" style:font-name-complex="Biome" style:font-size-complex="12pt" style:font-weight-complex="bold"/>
    </style:style>
    <style:style style:name="T33" style:family="text">
      <style:text-properties fo:color="#0070c0" style:font-name="Avenir Book" fo:font-size="12pt" fo:font-weight="bold" officeooo:rsid="0073d2e9" style:font-size-asian="12pt" style:font-weight-asian="bold" style:font-name-complex="Biome" style:font-size-complex="12pt" style:font-weight-complex="bold"/>
    </style:style>
    <style:style style:name="T34" style:family="text">
      <style:text-properties officeooo:rsid="0046462b"/>
    </style:style>
    <style:style style:name="T35" style:family="text">
      <style:text-properties officeooo:rsid="004da142"/>
    </style:style>
    <style:style style:name="gr1" style:family="graphic">
      <style:graphic-properties draw:fill-color="#ffffff" draw:textarea-horizontal-align="justify" draw:textarea-vertical-align="middle" draw:auto-grow-height="false" fo:min-height="0.339in" fo:min-width="1.0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3591in" fo:min-width="1.1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3453in" fo:min-width="0.9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348in" fo:min-width="1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>ELEVATOR PITCH <text:s text:c="3"/></text:p>
      <text:p text:style-name="P1">Thank you so much for your time</text:p>
      <text:p text:style-name="P1">I am <text:span text:style-name="T5">a </text:span>data engineer </text:p>
      <text:p text:style-name="Standard">I have been in IT <text:span text:style-name="T34">industry</text:span> for 7 years with 5years <text:span text:style-name="T1">working </text:span>with data</text:p>
      <text:p text:style-name="Standard"/>
      <text:p text:style-name="Standard"><text:span text:style-name="T1">T</text:span>hroughout my carrier with BIG DATA, <text:span text:style-name="T35">I </text:span><text:s/><text:span text:style-name="T1">designed and implemented several </text:span>project pipelines <text:span text:style-name="T35">work</text:span>ing different type of data: unstructured, semi-structured, structured</text:p>
      <text:p text:style-name="P1">within agile development environment</text:p>
      <text:p text:style-name="P1"/>
      <text:p text:style-name="P14"><text:span text:style-name="T11">RED </text:span><text:span text:style-name="T15">CROSS</text:span><text:span text:style-name="T10"> </text:span><text:span text:style-name="T6">| Washington, DC <text:s text:c="40"/></text:span><text:span text:style-name="T10">Jan 2019 – Present </text:span></text:p>
      <text:p text:style-name="P8"><text:span text:style-name="T25">Purpose:</text:span><text:span text:style-name="T16"> </text:span><text:span text:style-name="T21">Provide </text:span><text:span text:style-name="T19">data </text:span><text:span text:style-name="T21">to company’</text:span><text:span text:style-name="T22">s</text:span><text:span text:style-name="T19"> analyst team</text:span><text:span text:style-name="T17">: </text:span><text:span text:style-name="T20">so that the organization can use the insight to optimize the operations in war zones </text:span></text:p>
      <text:p text:style-name="P3"><text:span text:style-name="T6">Streaming</text:span><text:span text:style-name="T8"> pipeline on </text:span><text:span text:style-name="T6">Hortonworks</text:span><text:span text:style-name="T8">:</text:span></text:p>
      <text:p text:style-name="Standard"><draw:custom-shape text:anchor-type="paragraph" draw:z-index="0" draw:name="Shape1" draw:style-name="gr1" draw:text-style-name="P18" svg:width="1.1043in" svg:height="0.3752in" svg:x="0.0563in" svg:y="0.0839in"><text:p>RAPID 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18" svg:width="1.1461in" svg:height="0.398in" svg:x="1.5665in" svg:y="0.061in"><text:p>KAF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3" draw:text-style-name="P18" svg:width="1.0315in" svg:height="0.3815in" svg:x="2.9728in" svg:y="0.078in"><text:p>SPAR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4" draw:text-style-name="P18" svg:width="1.2713in" svg:height="0.3858in" svg:x="4.5354in" svg:y="0.0839in"><text:p>HIV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3" draw:name="Shape2" draw:style-name="gr5" draw:text-style-name="P19" svg:x1="1.1602in" svg:y1="0.0717in" svg:x2="1.6394in" svg:y2="0.0717in"><text:p/></draw:line><draw:line text:anchor-type="paragraph" draw:z-index="14" draw:name="Shape3" draw:style-name="gr5" draw:text-style-name="P19" svg:x1="2.7126in" svg:y1="0.0508in" svg:x2="2.9728in" svg:y2="0.0508in"><text:p/></draw:line><draw:line text:anchor-type="paragraph" draw:z-index="15" draw:name="Shape4" draw:style-name="gr5" draw:text-style-name="P19" svg:x1="4.0043in" svg:y1="0.0819in" svg:x2="4.5354in" svg:y2="0.0819in"><text:p/></draw:line></text:p>
      <text:p text:style-name="P4">+</text:p>
      <text:p text:style-name="P15"><text:span text:style-name="T12">SIEMENS</text:span><text:span text:style-name="T10"> </text:span><text:span text:style-name="T6">| Princeton, NJ <text:s text:c="32"/></text:span><text:span text:style-name="T13">October</text:span><text:span text:style-name="T10"> 201</text:span><text:span text:style-name="T13">7</text:span><text:span text:style-name="T10"> – </text:span><text:span text:style-name="T13">January 2019</text:span><text:span text:style-name="T10"> </text:span></text:p>
      <text:p text:style-name="P12"><text:span text:style-name="T26">Purpose:</text:span><text:span text:style-name="T27"> </text:span><text:span text:style-name="T29">Generate</text:span><text:span text:style-name="T30"> data to </text:span><text:span text:style-name="T28">Support business decision: </text:span><text:span text:style-name="T31">the organization need to collect information on </text:span><text:span text:style-name="T32">business </text:span><text:span text:style-name="T33">partners</text:span><text:span text:style-name="T32"> </text:span><text:span text:style-name="T31">market </text:span><text:span text:style-name="T33">trends</text:span><text:span text:style-name="T28"> ()</text:span></text:p>
      <text:p text:style-name="P10"><text:span text:style-name="T6">Streaming</text:span><text:span text:style-name="T8"> pipeline on </text:span><text:span text:style-name="T7">Local built VM </text:span><text:span text:style-name="T8">:</text:span></text:p>
      <text:p text:style-name="P11"><draw:custom-shape text:anchor-type="paragraph" draw:z-index="4" draw:name="Shape1" draw:style-name="gr1" draw:text-style-name="P18" svg:width="1.1043in" svg:height="0.3752in" svg:x="0.0563in" svg:y="0.0839in"><text:p>RAPID 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18" svg:width="1.1461in" svg:height="0.398in" svg:x="1.5665in" svg:y="0.061in"><text:p>FLU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18" svg:width="1.0315in" svg:height="0.3815in" svg:x="2.9728in" svg:y="0.078in"><text:p>HDF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18" svg:width="1.2713in" svg:height="0.3858in" svg:x="4.3374in" svg:y="0.0839in"><text:p>SPAR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4" draw:text-style-name="P18" svg:width="1.2713in" svg:height="0.3858in" svg:x="5.9in" svg:y="0.072in"><text:p>HBA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line text:anchor-type="paragraph" draw:z-index="16" draw:name="Shape5" draw:style-name="gr5" draw:text-style-name="P19" svg:x1="1.1602in" svg:y1="0.1047in" svg:x2="1.6291in" svg:y2="0.1047in"><text:p/></draw:line><draw:line text:anchor-type="paragraph" draw:z-index="17" draw:name="Shape6" draw:style-name="gr5" draw:text-style-name="P19" svg:x1="2.7126in" svg:y1="0.0839in" svg:x2="3.0461in" svg:y2="0.0839in"><text:p/></draw:line><draw:line text:anchor-type="paragraph" draw:z-index="18" draw:name="Shape7" draw:style-name="gr5" draw:text-style-name="P19" svg:x1="4.0043in" svg:y1="0.0839in" svg:x2="4.3898in" svg:y2="0.0839in"><text:p/></draw:line><draw:line text:anchor-type="paragraph" draw:z-index="22" draw:name="Shape8" draw:style-name="gr5" draw:text-style-name="P19" svg:x1="5.6083in" svg:y1="0.0866in" svg:x2="5.952in" svg:y2="0.0866in"><text:p/></draw:line></text:p>
      <text:p text:style-name="P4"><draw:line text:anchor-type="paragraph" draw:z-index="28" draw:name="Shape13" draw:style-name="gr5" draw:text-style-name="P19" svg:x1="2.7126in" svg:y1="0.4102in" svg:x2="3.4417in" svg:y2="0.0728in"><text:p/></draw:line><draw:custom-shape text:anchor-type="paragraph" draw:z-index="25" draw:name="Shape1" draw:style-name="gr1" draw:text-style-name="P18" svg:width="1.1043in" svg:height="0.3752in" svg:x="0.0563in" svg:y="0.1717in"><text:p>DATABA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" draw:style-name="gr2" draw:text-style-name="P18" svg:width="1.1461in" svg:height="0.398in" svg:x="1.5665in" svg:y="0.1591in"><text:p>SCOO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17"><draw:line text:anchor-type="paragraph" draw:z-index="27" draw:name="Shape5" draw:style-name="gr5" draw:text-style-name="P19" svg:x1="1.1602in" svg:y1="0.0591in" svg:x2="1.6291in" svg:y2="0.0591in"><text:p/></draw:line></text:p>
      <text:p text:style-name="P16"><text:span text:style-name="T12">NCR</text:span><text:span text:style-name="T10"> </text:span><text:span text:style-name="T6">| Atlanta, GA <text:s text:c="44"/></text:span><text:span text:style-name="T14">March</text:span><text:span text:style-name="T10"> 201</text:span><text:span text:style-name="T14">5</text:span><text:span text:style-name="T10"> – </text:span><text:span text:style-name="T14">October</text:span><text:span text:style-name="T13"> 201</text:span><text:span text:style-name="T14">7</text:span><text:span text:style-name="T10"> </text:span></text:p>
      <text:p text:style-name="P9"><text:span text:style-name="T25">Purpose:</text:span><text:span text:style-name="T16"> </text:span><text:span text:style-name="T18">Provide data to </text:span><text:span text:style-name="T19">machine learning team</text:span><text:span text:style-name="T17">: </text:span><text:span text:style-name="T23">for the company sentiment analysis</text:span><text:span text:style-name="T24">(NLP)</text:span><text:span text:style-name="T23"> <text:s/>and</text:span><text:span text:style-name="T17"> recommendation </text:span><text:span text:style-name="T24">system</text:span><text:span text:style-name="T17"> (web traffic)</text:span></text:p>
      <text:p text:style-name="P7"><text:span text:style-name="T6">Streaming</text:span><text:span text:style-name="T8"> pipeline on </text:span><text:span text:style-name="T9"><text:s/></text:span><text:span text:style-name="T7">AWS</text:span><text:span text:style-name="T6">:</text:span></text:p>
      <text:p text:style-name="P5"><draw:custom-shape text:anchor-type="paragraph" draw:z-index="9" draw:name="Shape1" draw:style-name="gr1" draw:text-style-name="P18" svg:width="1.1043in" svg:height="0.3752in" svg:x="0.0563in" svg:y="0.0839in"><text:p>RAPID 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2" draw:text-style-name="P18" svg:width="1.1461in" svg:height="0.398in" svg:x="1.5665in" svg:y="0.061in"><text:p>KINESI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3" draw:text-style-name="P18" svg:width="1.0315in" svg:height="0.3815in" svg:x="2.9728in" svg:y="0.078in"><text:p>EMR(SPARK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4" draw:text-style-name="P18" svg:width="1.2713in" svg:height="0.3858in" svg:x="4.4417in" svg:y="0.0839in"><text:p>RDS (MYSQL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" draw:style-name="gr3" draw:text-style-name="P18" svg:width="1.0315in" svg:height="0.3815in" svg:x="6.098in" svg:y="0.0819in"><text:p>TABLEA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line text:anchor-type="paragraph" draw:z-index="19" draw:name="Shape9" draw:style-name="gr5" draw:text-style-name="P19" svg:x1="1.1602in" svg:y1="0.0602in" svg:x2="1.6291in" svg:y2="0.05in"><text:p/></draw:line><draw:line text:anchor-type="paragraph" draw:z-index="20" draw:name="Shape10" draw:style-name="gr5" draw:text-style-name="P19" svg:x1="2.7126in" svg:y1="0.0811in" svg:x2="3.0563in" svg:y2="0.0811in"><text:p/></draw:line><draw:line text:anchor-type="paragraph" draw:z-index="21" draw:name="Shape11" draw:style-name="gr5" draw:text-style-name="P19" svg:x1="4.0043in" svg:y1="0.0709in" svg:x2="4.4941in" svg:y2="0.0709in"><text:p/></draw:line><draw:line text:anchor-type="paragraph" draw:z-index="24" draw:name="Shape12" draw:style-name="gr5" draw:text-style-name="P19" svg:x1="5.7126in" svg:y1="0.0862in" svg:x2="6.15in" svg:y2="0.0862in"><text:p/></draw:line></text:p>
      <text:p text:style-name="P6"/>
      <text:p text:style-name="P2"/>
      <text:p text:style-name="P2">Brief<text:span text:style-name="T4">ly</text:span>, I <text:span text:style-name="T2">have been using </text:span><text:s/><text:span text:style-name="T4">HADOOP ECOSYSTM TOOLS to deliver scalable and cost-effective solution to most of my previous companies .</text:span></text:p>
      <text:p text:style-name="Standard">I believe working with you <text:span text:style-name="T3">is a</text:span> big oportunity for me to explore new edges</text:p>
      <text:p text:style-name="Standard">and I am very confident that with my skills <text:s/><text:span text:style-name="T2">and industry expertise</text:span> I will be able to bring more value to your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venir Book" svg:font-family="'Avenir Boo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ome" svg:font-family="Biome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56:48.276162931</meta:creation-date>
    <dc:date>2020-05-20T11:59:18.873360457</dc:date>
    <meta:editing-duration>PT2H49M30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10" meta:character-count="1418" meta:non-whitespace-character-count="1094"/>
  </office:meta>
</office:document-meta>
</file>